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IntrospectionFailureTests.filteredTypeThrowsTypeNotPresentExce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nnotationIntrospectionFailureTests.filteredTypeInMetaAnnotationWhenUsingAnnotatedElementUtilsHandlesExce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ilteringClassLoader.loadClass( String name , boolean resolv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teringClassLoader.isEligibleForOverriding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ingClassLoader.FilteringClassLoader( ClassLoader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IntrospectionFailureTests.filteredTypeInMetaAnnotationWhenUsingMergedAnnotationsHandlesExce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